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5d77" officeooo:paragraph-rsid="00005d77"/>
    </style:style>
    <style:style style:name="P2" style:family="paragraph" style:parent-style-name="Text_20_body">
      <style:text-properties officeooo:rsid="000200f6" officeooo:paragraph-rsid="000200f6"/>
    </style:style>
    <style:style style:name="P3" style:family="paragraph" style:parent-style-name="Heading_20_1">
      <style:text-properties officeooo:rsid="00005d77" officeooo:paragraph-rsid="00005d77"/>
    </style:style>
    <style:style style:name="P4" style:family="paragraph" style:parent-style-name="Title">
      <style:text-properties officeooo:rsid="00005d77" officeooo:paragraph-rsid="00005d77"/>
    </style:style>
    <style:style style:name="T1" style:family="text">
      <style:text-properties officeooo:rsid="000333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S4</text:p>
      <text:p text:style-name="P4">Cryptochat</text:p>
      <text:h text:style-name="P3" text:outline-level="1">Principe :</text:h>
      <text:p text:style-name="P1">Un serveur de chat ou les client <text:span text:style-name="T1">n’envoie</text:span> que des messages crypter et chaque client doivent connaître le mot de passe des utilisateurs qu'ils veulent parler pour pouvoir décrypter leur messages.</text:p>
      <text:p text:style-name="P1"/>
      <text:h text:style-name="P3" text:outline-level="1">Comment le lancer :</text:h>
      <text:p text:style-name="P1">Une fois dans le <text:span text:style-name="T1">dossier</text:span> du git :</text:p>
      <text:p text:style-name="P1">Pour lancer un serveur : ''./gradlew serv''</text:p>
      <text:p text:style-name="P1">Pour lancer un client : ''./gradlew client''</text:p>
      <text:p text:style-name="P2">Pour lancer les test de cryptage : ''./gradlew encryTestRun''</text:p>
      <text:p text:style-name="P1"/>
      <text:h text:style-name="P3" text:outline-level="1">Fonctionnement :</text:h>
      <text:p text:style-name="P1">Une fois le serveur lancer, quand un client <text:span text:style-name="T1">démarre</text:span> il demande l'ip du serveur, localhost si le serveur est <text:span text:style-name="T1">héberger</text:span> sur la même <text:span text:style-name="T1">machine</text:span> que le client. Une fois cet étape passer, l'utilisateur est demander un pseudo puis un mot de passe. </text:p>
      <text:p text:style-name="P1"/>
      <text:p text:style-name="P1">Une fois connecter, sur le côté il peut voir une liste des utilisateurs connecter, si il clic sur un nom le logiciel lui demande le mot de passe de la personne sur <text:span text:style-name="T1">lequel</text:span> il a cliquer, puis il <text:span text:style-name="T1">décryptera</text:span> les prochain messages envoyer sur le serveur.</text:p>
      <text:p text:style-name="P1"/>
      <text:h text:style-name="P3" text:outline-level="1">Cryptage : </text:h>
      <text:p text:style-name="P1">Le cryptage est en AES, la <text:span text:style-name="T1">clé</text:span> est former d'un hash du mot de passe fait en « PBKDF2WithHmacSHA1 » qui permet de créer des clef <text:span text:style-name="T1">secrète</text:span> via un mot de passe dans un seul sens, fonction qui est définie par PKCS v2.0.</text:p>
      <text:p text:style-name="P1"/>
      <text:p text:style-name="P1">Une fois <text:span text:style-name="T1">ceci</text:span> fait, le cryptage est fait en AES via un PKCS5Padding tout en stockant la SecretKey qui permet un <text:span text:style-name="T1">décryptage</text:span> par n'importe qui a n'importe quel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08:47:23.804000000</meta:creation-date>
    <dc:date>2016-03-16T09:35:23.250000000</dc:date>
    <meta:editing-duration>PT32M28S</meta:editing-duration>
    <meta:editing-cycles>2</meta:editing-cycles>
    <meta:generator>LibreOffice/4.4.7.2$Windows_x86 LibreOffice_project/f3153a8b245191196a4b6b9abd1d0da16eead600</meta:generator>
    <meta:document-statistic meta:table-count="0" meta:image-count="0" meta:object-count="0" meta:page-count="1" meta:paragraph-count="15" meta:word-count="235" meta:character-count="1315" meta:non-whitespace-character-count="1093"/>
  </office:meta>
</office:document-meta>
</file>